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3.696cm" svg:y="0.1cm">
            <draw:object draw:notify-on-update-of-ranges="Sheet1.A1:Sheet1.A999 Sheet1.B1:Sheet1.B9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000407856873">
            <text:p>0.0004078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2767031145">
            <text:p>0.00276703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209969521">
            <text:p>0.01209969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186367012">
            <text:p>0.05186367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637411739">
            <text:p>0.26374117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646592248">
            <text:p>0.66465922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08021225">
            <text:p>0.87080212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661126937">
            <text:p>0.96611269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018511011">
            <text:p>1.0185110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047850204">
            <text:p>1.0478502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065495847">
            <text:p>1.0654958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076830352">
            <text:p>1.0768303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08451061">
            <text:p>1.0845106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089942904">
            <text:p>1.0899429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093921313">
            <text:p>1.0939213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096919676">
            <text:p>1.09691967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099234188">
            <text:p>1.0992341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101057415">
            <text:p>1.1010574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102518808">
            <text:p>1.1025188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10370793">
            <text:p>1.103707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104688311">
            <text:p>1.10468831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10550601">
            <text:p>1.105506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106195071">
            <text:p>1.10619507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106781087">
            <text:p>1.10678108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107283601">
            <text:p>1.1072836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107717736">
            <text:p>1.10771773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108095344">
            <text:p>1.10809534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108425821">
            <text:p>1.10842582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108716688">
            <text:p>1.10871668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108974027">
            <text:p>1.10897402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109202794">
            <text:p>1.10920279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109407066">
            <text:p>1.10940706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109590216">
            <text:p>1.10959021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.109755057">
            <text:p>1.1097550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109903949">
            <text:p>1.10990394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110038884">
            <text:p>1.11003888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.110161552">
            <text:p>1.11016155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110273397">
            <text:p>1.11027339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110375653">
            <text:p>1.11037565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110469387">
            <text:p>1.11046938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110555519">
            <text:p>1.11055551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110634849">
            <text:p>1.11063484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.110708075">
            <text:p>1.11070807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110775807">
            <text:p>1.11077580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11083858">
            <text:p>1.1108385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110896868">
            <text:p>1.11089686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110951088">
            <text:p>1.11095108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111001609">
            <text:p>1.11100160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11104876">
            <text:p>1.1110487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111092835">
            <text:p>1.11109283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111134095">
            <text:p>1.11113409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.111172774">
            <text:p>1.11117277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111209084">
            <text:p>1.11120908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.111243214">
            <text:p>1.11124321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.111275336">
            <text:p>1.11127533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111305603">
            <text:p>1.11130560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.111334156">
            <text:p>1.11133415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.111361121">
            <text:p>1.11136112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.111386615">
            <text:p>1.11138661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111410742">
            <text:p>1.11141074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.111433599">
            <text:p>1.11143359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.111455272">
            <text:p>1.11145527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.111475843">
            <text:p>1.11147584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111495385">
            <text:p>1.11149538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.111513965">
            <text:p>1.11151396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.111531645">
            <text:p>1.11153164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.111548483">
            <text:p>1.11154848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.111564531">
            <text:p>1.11156453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.111579838">
            <text:p>1.11157983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111594448">
            <text:p>1.11159444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.111608404">
            <text:p>1.11160840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.111621744">
            <text:p>1.11162174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.111634504">
            <text:p>1.11163450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.111646716">
            <text:p>1.11164671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.111658412">
            <text:p>1.1116584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.11166962">
            <text:p>1.1116696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.111680368">
            <text:p>1.11168036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.111690679">
            <text:p>1.11169067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.111700578">
            <text:p>1.11170057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111710086">
            <text:p>1.11171008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.111719223">
            <text:p>1.11171922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.111728008">
            <text:p>1.11172800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.11173646">
            <text:p>1.111736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.111744594">
            <text:p>1.11174459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.111752427">
            <text:p>1.11175242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.111759973">
            <text:p>1.11175997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.111767247">
            <text:p>1.11176724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.11177426">
            <text:p>1.1117742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.111781026">
            <text:p>1.11178102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.111787555">
            <text:p>1.1117875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.11179386">
            <text:p>1.1117938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.111799949">
            <text:p>1.11179994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.111805833">
            <text:p>1.1118058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.11181152">
            <text:p>1.1118115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.11181702">
            <text:p>1.1118170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.111822341">
            <text:p>1.11182234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.111827489">
            <text:p>1.11182748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.111832474">
            <text:p>1.11183247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.1118373">
            <text:p>1.111837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11841976">
            <text:p>1.11184197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.111846508">
            <text:p>1.11184650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.1118509">
            <text:p>1.111850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.111855159">
            <text:p>1.11185515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.111859291">
            <text:p>1.11185929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.111863299">
            <text:p>1.11186329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.11186719">
            <text:p>1.1118671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.111870967">
            <text:p>1.1118709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.111874635">
            <text:p>1.11187463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.111878199">
            <text:p>1.11187819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.111881661">
            <text:p>1.11188166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.111885027">
            <text:p>1.11188502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.111888298">
            <text:p>1.11188829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.11189148">
            <text:p>1.1118914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.111894575">
            <text:p>1.11189457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.111897586">
            <text:p>1.11189758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.111900517">
            <text:p>1.1119005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.111903369">
            <text:p>1.11190336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.111906147">
            <text:p>1.11190614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.111908852">
            <text:p>1.11190885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111911487">
            <text:p>1.11191148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.111914054">
            <text:p>1.11191405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.111916557">
            <text:p>1.11191655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.111918996">
            <text:p>1.11191899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.111921374">
            <text:p>1.11192137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.111923693">
            <text:p>1.11192369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.111925955">
            <text:p>1.11192595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.111928161">
            <text:p>1.11192816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111930315">
            <text:p>1.11193031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.111932416">
            <text:p>1.11193241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.111934468">
            <text:p>1.11193446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.111936471">
            <text:p>1.11193647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.111938427">
            <text:p>1.11193842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.111940338">
            <text:p>1.11194033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.111942204">
            <text:p>1.11194220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.111944028">
            <text:p>1.11194402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11194581">
            <text:p>1.1119458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.111947552">
            <text:p>1.11194755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.111949255">
            <text:p>1.11194925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.111950921">
            <text:p>1.11195092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.111952549">
            <text:p>1.11195254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.111954142">
            <text:p>1.11195414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.1119557">
            <text:p>1.111955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.111957224">
            <text:p>1.11195722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.111958716">
            <text:p>1.11195871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.111960176">
            <text:p>1.11196017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.111961605">
            <text:p>1.11196160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.111963004">
            <text:p>1.11196300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.111964374">
            <text:p>1.11196437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.111965716">
            <text:p>1.11196571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.11196703">
            <text:p>1.1119670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.111968317">
            <text:p>1.11196831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.111969578">
            <text:p>1.11196957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.111970814">
            <text:p>1.11197081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.111972025">
            <text:p>1.11197202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.111973212">
            <text:p>1.11197321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.111974375">
            <text:p>1.11197437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.111975516">
            <text:p>1.11197551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.111976635">
            <text:p>1.11197663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.111977731">
            <text:p>1.11197773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.111978807">
            <text:p>1.11197880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.111979862">
            <text:p>1.11197986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.111980897">
            <text:p>1.11198089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.111981913">
            <text:p>1.11198191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.111982909">
            <text:p>1.11198290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.111983887">
            <text:p>1.11198388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.111984847">
            <text:p>1.11198484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.111985789">
            <text:p>1.11198578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.111986714">
            <text:p>1.11198671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.111987622">
            <text:p>1.11198762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.111988514">
            <text:p>1.11198851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.111989389">
            <text:p>1.11198938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.111990249">
            <text:p>1.11199024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.111991094">
            <text:p>1.11199109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.111991924">
            <text:p>1.11199192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.111992739">
            <text:p>1.11199273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.11199354">
            <text:p>1.1119935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.111994327">
            <text:p>1.11199432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.111995101">
            <text:p>1.11199510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.111995861">
            <text:p>1.11199586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.111996608">
            <text:p>1.11199660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.111997343">
            <text:p>1.11199734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.111998065">
            <text:p>1.11199806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.111998775">
            <text:p>1.11199877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.111999473">
            <text:p>1.11199947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.11200016">
            <text:p>1.1120001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.112000835">
            <text:p>1.11200083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.1120015">
            <text:p>1.112001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.112002153">
            <text:p>1.11200215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.112002796">
            <text:p>1.11200279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.112003429">
            <text:p>1.11200342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.112004051">
            <text:p>1.11200405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.112004663">
            <text:p>1.11200466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.112005266">
            <text:p>1.11200526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.112005859">
            <text:p>1.11200585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.112006443">
            <text:p>1.11200644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.112007018">
            <text:p>1.11200701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.112007584">
            <text:p>1.11200758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.112008141">
            <text:p>1.11200814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.112008689">
            <text:p>1.11200868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12009229">
            <text:p>1.11200922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.112009761">
            <text:p>1.1120097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.112010285">
            <text:p>1.11201028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.112010801">
            <text:p>1.11201080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.112011309">
            <text:p>1.11201130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.112011809">
            <text:p>1.11201180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.112012303">
            <text:p>1.11201230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.112012788">
            <text:p>1.11201278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.112013267">
            <text:p>1.11201326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.112013739">
            <text:p>1.11201373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.112014203">
            <text:p>1.11201420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.112014662">
            <text:p>1.11201466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.112015113">
            <text:p>1.11201511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.112015558">
            <text:p>1.11201555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.112015997">
            <text:p>1.11201599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.112016429">
            <text:p>1.11201642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.112016855">
            <text:p>1.11201685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.112017275">
            <text:p>1.11201727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.11201769">
            <text:p>1.1120176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.112018098">
            <text:p>1.11201809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112018501">
            <text:p>1.11201850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.112018899">
            <text:p>1.11201889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.11201929">
            <text:p>1.1120192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.112019677">
            <text:p>1.11201967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.112020058">
            <text:p>1.11202005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.112020434">
            <text:p>1.11202043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.112020805">
            <text:p>1.11202080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.112021171">
            <text:p>1.11202117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.112021532">
            <text:p>1.11202153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.112021888">
            <text:p>1.11202188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.11202224">
            <text:p>1.1120222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.112022587">
            <text:p>1.11202258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.112022929">
            <text:p>1.11202292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.112023267">
            <text:p>1.11202326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.1120236">
            <text:p>1.112023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.112023929">
            <text:p>1.11202392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.112024254">
            <text:p>1.11202425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.112024575">
            <text:p>1.11202457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.112024891">
            <text:p>1.11202489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.112025204">
            <text:p>1.11202520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.112025512">
            <text:p>1.11202551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.112025817">
            <text:p>1.11202581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.112026118">
            <text:p>1.11202611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.112026415">
            <text:p>1.11202641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.112026708">
            <text:p>1.11202670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.112026997">
            <text:p>1.11202699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.112027283">
            <text:p>1.11202728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.112027566">
            <text:p>1.11202756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.112027845">
            <text:p>1.11202784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.112028121">
            <text:p>1.11202812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.112028393">
            <text:p>1.11202839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.112028662">
            <text:p>1.11202866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.112028927">
            <text:p>1.11202892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.11202919">
            <text:p>1.1120291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.112029449">
            <text:p>1.11202944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.112029705">
            <text:p>1.1120297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.112029959">
            <text:p>1.11202995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.112030209">
            <text:p>1.11203020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.112030456">
            <text:p>1.11203045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.1120307">
            <text:p>1.112030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.112030942">
            <text:p>1.11203094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.11203118">
            <text:p>1.1120311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.112031416">
            <text:p>1.11203141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.112031649">
            <text:p>1.11203164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.11203188">
            <text:p>1.1120318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.112032107">
            <text:p>1.11203210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.112032333">
            <text:p>1.11203233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.112032555">
            <text:p>1.11203255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.112032775">
            <text:p>1.11203277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.112032993">
            <text:p>1.11203299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.112033208">
            <text:p>1.11203320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.112033421">
            <text:p>1.11203342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.112033631">
            <text:p>1.11203363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.112033839">
            <text:p>1.11203383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.112034045">
            <text:p>1.11203404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.112034248">
            <text:p>1.11203424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.112034449">
            <text:p>1.11203444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.112034648">
            <text:p>1.11203464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.112034845">
            <text:p>1.112034845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.112035039">
            <text:p>1.11203503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.112035232">
            <text:p>1.11203523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.112035422">
            <text:p>1.11203542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.112035611">
            <text:p>1.11203561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.112035797">
            <text:p>1.11203579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.112035981">
            <text:p>1.11203598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.112036164">
            <text:p>1.11203616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.112036344">
            <text:p>1.11203634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.112036523">
            <text:p>1.11203652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.112036699">
            <text:p>1.11203669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.112036874">
            <text:p>1.11203687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.112037047">
            <text:p>1.11203704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.112037218">
            <text:p>1.11203721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.112037387">
            <text:p>1.11203738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.112037555">
            <text:p>1.11203755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.112037721">
            <text:p>1.11203772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.112037885">
            <text:p>1.112037885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.112038047">
            <text:p>1.11203804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.112038208">
            <text:p>1.11203820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.112038367">
            <text:p>1.11203836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.112038525">
            <text:p>1.11203852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112038681">
            <text:p>1.11203868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.112038835">
            <text:p>1.11203883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.112038988">
            <text:p>1.11203898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.112039139">
            <text:p>1.11203913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.112039289">
            <text:p>1.11203928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.112039437">
            <text:p>1.11203943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.112039584">
            <text:p>1.11203958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.112039729">
            <text:p>1.11203972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12039873">
            <text:p>1.1120398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112040016">
            <text:p>1.11204001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.112040157">
            <text:p>1.11204015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.112040296">
            <text:p>1.11204029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.112040435">
            <text:p>1.11204043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.112040572">
            <text:p>1.11204057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.112040707">
            <text:p>1.11204070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.112040842">
            <text:p>1.112040842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.112040975">
            <text:p>1.11204097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.112041107">
            <text:p>1.11204110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12041237">
            <text:p>1.11204123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.112041366">
            <text:p>1.11204136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.112041495">
            <text:p>1.112041495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.112041621">
            <text:p>1.11204162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.112041747">
            <text:p>1.11204174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112041871">
            <text:p>1.11204187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.112041995">
            <text:p>1.11204199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.112042117">
            <text:p>1.11204211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.112042238">
            <text:p>1.11204223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.112042358">
            <text:p>1.11204235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12042477">
            <text:p>1.11204247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.112042594">
            <text:p>1.11204259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.112042711">
            <text:p>1.11204271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.112042826">
            <text:p>1.112042826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.112042941">
            <text:p>1.11204294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112043054">
            <text:p>1.11204305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.112043167">
            <text:p>1.11204316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.112043278">
            <text:p>1.11204327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.112043388">
            <text:p>1.11204338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.112043498">
            <text:p>1.11204349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12043606">
            <text:p>1.11204360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.112043714">
            <text:p>1.11204371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.11204382">
            <text:p>1.1120438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.112043926">
            <text:p>1.11204392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.11204403">
            <text:p>1.1120440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112044134">
            <text:p>1.11204413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.112044237">
            <text:p>1.11204423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.112044338">
            <text:p>1.11204433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.112044439">
            <text:p>1.11204443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.112044539">
            <text:p>1.11204453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.112044639">
            <text:p>1.11204463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.112044737">
            <text:p>1.11204473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.112044834">
            <text:p>1.11204483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.112044931">
            <text:p>1.11204493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.112045027">
            <text:p>1.11204502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12045122">
            <text:p>1.11204512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.112045216">
            <text:p>1.11204521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.112045309">
            <text:p>1.11204530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.112045402">
            <text:p>1.11204540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.112045494">
            <text:p>1.11204549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.112045585">
            <text:p>1.11204558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.112045675">
            <text:p>1.11204567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.112045764">
            <text:p>1.11204576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.112045853">
            <text:p>1.11204585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.112045941">
            <text:p>1.11204594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12046028">
            <text:p>1.112046028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.112046115">
            <text:p>1.112046115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.112046201">
            <text:p>1.11204620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.112046286">
            <text:p>1.11204628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.11204637">
            <text:p>1.1120463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112046454">
            <text:p>1.11204645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.112046537">
            <text:p>1.112046537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.112046619">
            <text:p>1.112046619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.112046701">
            <text:p>1.11204670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.112046782">
            <text:p>1.11204678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12046862">
            <text:p>1.11204686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.112046941">
            <text:p>1.11204694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.11204702">
            <text:p>1.11204702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.112047099">
            <text:p>1.11204709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.112047177">
            <text:p>1.11204717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112047254">
            <text:p>1.11204725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.11204733">
            <text:p>1.1120473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.112047406">
            <text:p>1.11204740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.112047481">
            <text:p>1.112047481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.112047556">
            <text:p>1.11204755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1204763">
            <text:p>1.11204763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.112047704">
            <text:p>1.11204770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.112047777">
            <text:p>1.112047777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.112047849">
            <text:p>1.112047849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.112047921">
            <text:p>1.11204792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112047992">
            <text:p>1.112047992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.112048063">
            <text:p>1.11204806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.112048133">
            <text:p>1.112048133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.112048202">
            <text:p>1.11204820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.112048272">
            <text:p>1.11204827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.11204834">
            <text:p>1.11204834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.112048408">
            <text:p>1.11204840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.112048475">
            <text:p>1.11204847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.112048542">
            <text:p>1.11204854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.112048609">
            <text:p>1.11204860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12048675">
            <text:p>1.112048675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.11204874">
            <text:p>1.1120487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112048805">
            <text:p>1.112048805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.11204887">
            <text:p>1.1120488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.112048934">
            <text:p>1.11204893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.112048997">
            <text:p>1.112048997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.11204906">
            <text:p>1.1120490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.112049123">
            <text:p>1.11204912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.112049185">
            <text:p>1.112049185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.112049246">
            <text:p>1.11204924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12049307">
            <text:p>1.11204930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.112049368">
            <text:p>1.11204936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.112049428">
            <text:p>1.11204942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.112049488">
            <text:p>1.112049488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.112049548">
            <text:p>1.112049548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.112049606">
            <text:p>1.112049606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.112049665">
            <text:p>1.11204966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.112049723">
            <text:p>1.112049723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.112049781">
            <text:p>1.11204978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.112049838">
            <text:p>1.11204983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12049895">
            <text:p>1.112049895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.112049951">
            <text:p>1.11204995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.112050007">
            <text:p>1.112050007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.112050063">
            <text:p>1.11205006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.112050118">
            <text:p>1.112050118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.112050173">
            <text:p>1.11205017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.112050227">
            <text:p>1.112050227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.112050281">
            <text:p>1.11205028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.112050335">
            <text:p>1.112050335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.112050388">
            <text:p>1.11205038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12050441">
            <text:p>1.11205044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.112050493">
            <text:p>1.11205049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.112050545">
            <text:p>1.11205054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.112050597">
            <text:p>1.112050597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.112050649">
            <text:p>1.11205064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1120507">
            <text:p>1.1120507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.11205075">
            <text:p>1.1120507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.112050801">
            <text:p>1.11205080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.112050851">
            <text:p>1.11205085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.1120509">
            <text:p>1.112050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.11205095">
            <text:p>1.11205095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.112050999">
            <text:p>1.11205099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.112051047">
            <text:p>1.112051047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.112051095">
            <text:p>1.112051095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.112051143">
            <text:p>1.11205114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12051191">
            <text:p>1.11205119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.112051238">
            <text:p>1.112051238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.112051285">
            <text:p>1.112051285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.112051332">
            <text:p>1.11205133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.112051378">
            <text:p>1.112051378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.112051424">
            <text:p>1.112051424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.11205147">
            <text:p>1.11205147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.112051515">
            <text:p>1.112051515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.112051561">
            <text:p>1.11205156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.112051605">
            <text:p>1.11205160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1205165">
            <text:p>1.11205165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.112051694">
            <text:p>1.11205169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.112051738">
            <text:p>1.112051738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.112051782">
            <text:p>1.112051782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.112051825">
            <text:p>1.112051825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.112051868">
            <text:p>1.112051868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.112051911">
            <text:p>1.11205191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.112051953">
            <text:p>1.112051953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.112051995">
            <text:p>1.112051995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.112052037">
            <text:p>1.11205203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12052079">
            <text:p>1.112052079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.11205212">
            <text:p>1.1120521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.112052162">
            <text:p>1.11205216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.112052202">
            <text:p>1.11205220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.112052243">
            <text:p>1.112052243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.112052283">
            <text:p>1.11205228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.112052323">
            <text:p>1.11205232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.112052363">
            <text:p>1.11205236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.112052403">
            <text:p>1.11205240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.112052442">
            <text:p>1.112052442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.112052481">
            <text:p>1.11205248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.11205252">
            <text:p>1.1120525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.112052558">
            <text:p>1.112052558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.112052597">
            <text:p>1.112052597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.112052635">
            <text:p>1.112052635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.112052673">
            <text:p>1.112052673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.11205271">
            <text:p>1.1120527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.112052747">
            <text:p>1.112052747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.112052785">
            <text:p>1.112052785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.112052821">
            <text:p>1.11205282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.112052858">
            <text:p>1.112052858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.112052894">
            <text:p>1.11205289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.112052931">
            <text:p>1.11205293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.112052967">
            <text:p>1.112052967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.112053002">
            <text:p>1.112053002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.112053038">
            <text:p>1.112053038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.112053073">
            <text:p>1.11205307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.112053108">
            <text:p>1.112053108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.112053143">
            <text:p>1.112053143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.112053178">
            <text:p>1.112053178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.112053212">
            <text:p>1.112053212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.112053246">
            <text:p>1.112053246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.11205328">
            <text:p>1.11205328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.112053314">
            <text:p>1.11205331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.112053348">
            <text:p>1.112053348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.112053381">
            <text:p>1.112053381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.112053414">
            <text:p>1.11205341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112053447">
            <text:p>1.112053447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.11205348">
            <text:p>1.11205348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.112053513">
            <text:p>1.112053513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.112053545">
            <text:p>1.112053545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.112053577">
            <text:p>1.112053577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.112053609">
            <text:p>1.112053609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.112053641">
            <text:p>1.112053641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.112053673">
            <text:p>1.112053673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.112053704">
            <text:p>1.112053704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.112053736">
            <text:p>1.11205373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.112053767">
            <text:p>1.11205376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.112053798">
            <text:p>1.11205379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.112053828">
            <text:p>1.112053828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.112053859">
            <text:p>1.112053859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.112053889">
            <text:p>1.11205388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.112053919">
            <text:p>1.112053919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.112053949">
            <text:p>1.112053949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.112053979">
            <text:p>1.112053979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.112054009">
            <text:p>1.112054009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.112054038">
            <text:p>1.112054038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.112054067">
            <text:p>1.112054067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.112054097">
            <text:p>1.112054097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.112054126">
            <text:p>1.11205412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.112054154">
            <text:p>1.11205415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.112054183">
            <text:p>1.1120541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.112054211">
            <text:p>1.11205421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.11205424">
            <text:p>1.11205424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.112054268">
            <text:p>1.11205426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.112054296">
            <text:p>1.112054296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.112054324">
            <text:p>1.11205432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.112054351">
            <text:p>1.11205435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.112054379">
            <text:p>1.112054379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.112054406">
            <text:p>1.112054406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.112054433">
            <text:p>1.112054433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.11205446">
            <text:p>1.1120544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.112054487">
            <text:p>1.112054487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.112054514">
            <text:p>1.112054514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.112054541">
            <text:p>1.112054541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.112054567">
            <text:p>1.112054567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.112054593">
            <text:p>1.11205459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.112054619">
            <text:p>1.112054619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.112054645">
            <text:p>1.112054645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.112054671">
            <text:p>1.11205467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.112054697">
            <text:p>1.112054697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.112054722">
            <text:p>1.11205472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.112054748">
            <text:p>1.112054748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.112054773">
            <text:p>1.112054773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.112054798">
            <text:p>1.112054798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.112054823">
            <text:p>1.112054823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.112054848">
            <text:p>1.11205484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.112054873">
            <text:p>1.112054873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.112054897">
            <text:p>1.112054897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.112054922">
            <text:p>1.11205492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.112054946">
            <text:p>1.11205494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.11205497">
            <text:p>1.11205497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.112054994">
            <text:p>1.112054994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.112055018">
            <text:p>1.112055018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.112055042">
            <text:p>1.112055042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.112055066">
            <text:p>1.112055066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.112055089">
            <text:p>1.11205508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.112055113">
            <text:p>1.112055113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.112055136">
            <text:p>1.11205513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.112055159">
            <text:p>1.112055159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.112055182">
            <text:p>1.112055182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.112055205">
            <text:p>1.11205520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.112055228">
            <text:p>1.112055228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.112055251">
            <text:p>1.11205525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.112055273">
            <text:p>1.112055273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.112055295">
            <text:p>1.112055295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.112055318">
            <text:p>1.112055318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.11205534">
            <text:p>1.11205534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.112055362">
            <text:p>1.112055362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.112055384">
            <text:p>1.112055384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.112055406">
            <text:p>1.112055406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.112055428">
            <text:p>1.112055428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.112055449">
            <text:p>1.112055449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.112055471">
            <text:p>1.11205547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.112055492">
            <text:p>1.112055492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.112055513">
            <text:p>1.11205551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.112055534">
            <text:p>1.112055534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.112055556">
            <text:p>1.112055556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.112055576">
            <text:p>1.112055576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.112055597">
            <text:p>1.11205559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.112055618">
            <text:p>1.112055618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.112055639">
            <text:p>1.112055639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.112055659">
            <text:p>1.112055659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.11205568">
            <text:p>1.11205568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.1120557">
            <text:p>1.1120557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.11205572">
            <text:p>1.11205572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.11205574">
            <text:p>1.1120557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.11205576">
            <text:p>1.11205576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.11205578">
            <text:p>1.11205578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.1120558">
            <text:p>1.1120558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.112055819">
            <text:p>1.112055819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.112055839">
            <text:p>1.112055839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.112055858">
            <text:p>1.112055858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.112055878">
            <text:p>1.112055878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.112055897">
            <text:p>1.112055897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.112055916">
            <text:p>1.112055916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.112055935">
            <text:p>1.11205593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112055954">
            <text:p>1.112055954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.112055973">
            <text:p>1.11205597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.112055992">
            <text:p>1.112055992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.112056011">
            <text:p>1.11205601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.112056029">
            <text:p>1.112056029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.112056048">
            <text:p>1.112056048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.112056066">
            <text:p>1.11205606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.112056085">
            <text:p>1.11205608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.112056103">
            <text:p>1.112056103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.112056121">
            <text:p>1.112056121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.112056139">
            <text:p>1.112056139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.112056157">
            <text:p>1.112056157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.112056175">
            <text:p>1.112056175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.112056193">
            <text:p>1.112056193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.112056211">
            <text:p>1.112056211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.112056228">
            <text:p>1.11205622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.112056246">
            <text:p>1.112056246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.112056263">
            <text:p>1.112056263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.112056281">
            <text:p>1.11205628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.112056298">
            <text:p>1.112056298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.112056315">
            <text:p>1.112056315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.112056332">
            <text:p>1.11205633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.112056349">
            <text:p>1.112056349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.112056366">
            <text:p>1.112056366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.112056383">
            <text:p>1.11205638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.1120564">
            <text:p>1.1120564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.112056417">
            <text:p>1.112056417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.112056433">
            <text:p>1.112056433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.11205645">
            <text:p>1.11205645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.112056466">
            <text:p>1.112056466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.112056483">
            <text:p>1.112056483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.112056499">
            <text:p>1.112056499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.112056515">
            <text:p>1.112056515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.112056531">
            <text:p>1.112056531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.112056547">
            <text:p>1.112056547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.112056563">
            <text:p>1.112056563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.112056579">
            <text:p>1.112056579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.112056595">
            <text:p>1.112056595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.112056611">
            <text:p>1.112056611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.112056627">
            <text:p>1.11205662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.112056642">
            <text:p>1.112056642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.112056658">
            <text:p>1.112056658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.112056673">
            <text:p>1.112056673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.112056689">
            <text:p>1.11205668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.112056704">
            <text:p>1.112056704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.112056719">
            <text:p>1.112056719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.112056735">
            <text:p>1.112056735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.11205675">
            <text:p>1.11205675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.112056765">
            <text:p>1.11205676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.11205678">
            <text:p>1.11205678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.112056795">
            <text:p>1.112056795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.112056809">
            <text:p>1.112056809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.112056824">
            <text:p>1.112056824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.112056839">
            <text:p>1.112056839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.112056854">
            <text:p>1.112056854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.112056868">
            <text:p>1.112056868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.112056883">
            <text:p>1.112056883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.112056897">
            <text:p>1.112056897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.112056911">
            <text:p>1.112056911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.112056926">
            <text:p>1.11205692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.11205694">
            <text:p>1.11205694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.112056954">
            <text:p>1.112056954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.112056968">
            <text:p>1.112056968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.112056982">
            <text:p>1.112056982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.112056996">
            <text:p>1.112056996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.11205701">
            <text:p>1.11205701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.112057024">
            <text:p>1.112057024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.112057038">
            <text:p>1.112057038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.112057052">
            <text:p>1.112057052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.112057065">
            <text:p>1.11205706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.112057079">
            <text:p>1.112057079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.112057092">
            <text:p>1.112057092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.112057106">
            <text:p>1.11205710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.112057119">
            <text:p>1.112057119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.112057133">
            <text:p>1.112057133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.112057146">
            <text:p>1.112057146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.112057159">
            <text:p>1.112057159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.112057172">
            <text:p>1.112057172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.112057185">
            <text:p>1.112057185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.112057199">
            <text:p>1.112057199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.112057212">
            <text:p>1.112057212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.112057225">
            <text:p>1.112057225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.112057237">
            <text:p>1.112057237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.11205725">
            <text:p>1.11205725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.112057263">
            <text:p>1.112057263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.112057276">
            <text:p>1.112057276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.112057288">
            <text:p>1.112057288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.112057301">
            <text:p>1.112057301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.112057314">
            <text:p>1.112057314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.112057326">
            <text:p>1.112057326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.112057339">
            <text:p>1.112057339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.112057351">
            <text:p>1.11205735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.112057363">
            <text:p>1.112057363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.112057376">
            <text:p>1.112057376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.112057388">
            <text:p>1.112057388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.1120574">
            <text:p>1.1120574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.112057412">
            <text:p>1.112057412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.112057424">
            <text:p>1.112057424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.112057436">
            <text:p>1.112057436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.112057448">
            <text:p>1.11205744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11205746">
            <text:p>1.11205746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.112057472">
            <text:p>1.11205747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.112057484">
            <text:p>1.112057484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.112057496">
            <text:p>1.112057496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.112057507">
            <text:p>1.112057507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.112057519">
            <text:p>1.112057519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.112057531">
            <text:p>1.11205753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.112057542">
            <text:p>1.11205754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.112057554">
            <text:p>1.112057554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.112057565">
            <text:p>1.11205756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.112057576">
            <text:p>1.11205757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.112057588">
            <text:p>1.112057588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.112057599">
            <text:p>1.112057599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.11205761">
            <text:p>1.11205761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.112057622">
            <text:p>1.11205762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.112057633">
            <text:p>1.112057633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.112057644">
            <text:p>1.112057644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.112057655">
            <text:p>1.112057655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.112057666">
            <text:p>1.112057666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.112057677">
            <text:p>1.112057677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.112057688">
            <text:p>1.112057688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.112057699">
            <text:p>1.112057699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.11205771">
            <text:p>1.11205771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.112057721">
            <text:p>1.112057721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.112057731">
            <text:p>1.112057731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.112057742">
            <text:p>1.112057742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.112057753">
            <text:p>1.112057753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.112057763">
            <text:p>1.112057763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.112057774">
            <text:p>1.112057774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.112057785">
            <text:p>1.112057785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.112057795">
            <text:p>1.112057795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.112057805">
            <text:p>1.11205780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.112057816">
            <text:p>1.112057816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.112057826">
            <text:p>1.112057826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.112057837">
            <text:p>1.112057837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.112057847">
            <text:p>1.112057847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.112057857">
            <text:p>1.112057857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.112057867">
            <text:p>1.112057867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.112057877">
            <text:p>1.112057877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.112057888">
            <text:p>1.112057888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.112057898">
            <text:p>1.112057898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.112057908">
            <text:p>1.112057908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.112057918">
            <text:p>1.112057918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.112057928">
            <text:p>1.112057928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.112057938">
            <text:p>1.112057938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.112057947">
            <text:p>1.112057947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.112057957">
            <text:p>1.112057957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.112057967">
            <text:p>1.112057967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.112057977">
            <text:p>1.112057977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.112057987">
            <text:p>1.112057987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.112057996">
            <text:p>1.112057996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.112058006">
            <text:p>1.112058006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.112058015">
            <text:p>1.11205801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.112058025">
            <text:p>1.112058025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.112058035">
            <text:p>1.112058035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.112058044">
            <text:p>1.112058044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.112058053">
            <text:p>1.112058053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.112058063">
            <text:p>1.112058063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.112058072">
            <text:p>1.112058072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.112058082">
            <text:p>1.11205808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.112058091">
            <text:p>1.11205809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.1120581">
            <text:p>1.112058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.112058109">
            <text:p>1.112058109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.112058119">
            <text:p>1.112058119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.112058128">
            <text:p>1.112058128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.112058137">
            <text:p>1.112058137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.112058146">
            <text:p>1.112058146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.112058155">
            <text:p>1.11205815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.112058164">
            <text:p>1.11205816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.112058173">
            <text:p>1.11205817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.112058182">
            <text:p>1.112058182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.112058191">
            <text:p>1.11205819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.1120582">
            <text:p>1.1120582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.112058208">
            <text:p>1.112058208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.112058217">
            <text:p>1.112058217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.112058226">
            <text:p>1.112058226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.112058235">
            <text:p>1.112058235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.112058243">
            <text:p>1.112058243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.112058252">
            <text:p>1.112058252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.112058261">
            <text:p>1.11205826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.112058269">
            <text:p>1.112058269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.112058278">
            <text:p>1.112058278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.112058286">
            <text:p>1.112058286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.112058295">
            <text:p>1.112058295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.112058303">
            <text:p>1.112058303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.112058312">
            <text:p>1.11205831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.11205832">
            <text:p>1.11205832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.112058329">
            <text:p>1.112058329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.112058337">
            <text:p>1.11205833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.112058345">
            <text:p>1.112058345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.112058353">
            <text:p>1.112058353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.112058362">
            <text:p>1.112058362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.11205837">
            <text:p>1.11205837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.112058378">
            <text:p>1.112058378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.112058386">
            <text:p>1.112058386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.112058394">
            <text:p>1.112058394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.112058402">
            <text:p>1.112058402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.11205841">
            <text:p>1.11205841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.112058419">
            <text:p>1.112058419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.112058427">
            <text:p>1.112058427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.112058434">
            <text:p>1.112058434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.112058442">
            <text:p>1.112058442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.11205845">
            <text:p>1.11205845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.112058458">
            <text:p>1.112058458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.112058466">
            <text:p>1.112058466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.112058474">
            <text:p>1.112058474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.112058482">
            <text:p>1.112058482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.112058489">
            <text:p>1.112058489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.112058497">
            <text:p>1.112058497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.112058505">
            <text:p>1.112058505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.112058512">
            <text:p>1.112058512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.11205852">
            <text:p>1.11205852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.112058528">
            <text:p>1.112058528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.112058535">
            <text:p>1.11205853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.112058543">
            <text:p>1.112058543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.11205855">
            <text:p>1.11205855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.112058558">
            <text:p>1.112058558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.112058565">
            <text:p>1.11205856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.112058573">
            <text:p>1.112058573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.11205858">
            <text:p>1.11205858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.112058588">
            <text:p>1.112058588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.112058595">
            <text:p>1.11205859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.112058602">
            <text:p>1.112058602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.11205861">
            <text:p>1.1120586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.112058617">
            <text:p>1.112058617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.112058624">
            <text:p>1.112058624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.112058631">
            <text:p>1.112058631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.112058639">
            <text:p>1.112058639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.112058646">
            <text:p>1.112058646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.112058653">
            <text:p>1.112058653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.11205866">
            <text:p>1.11205866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.112058667">
            <text:p>1.112058667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.112058674">
            <text:p>1.112058674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.112058681">
            <text:p>1.112058681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.112058688">
            <text:p>1.112058688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.112058695">
            <text:p>1.112058695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.112058702">
            <text:p>1.112058702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.112058709">
            <text:p>1.112058709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.112058716">
            <text:p>1.112058716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.112058723">
            <text:p>1.112058723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.11205873">
            <text:p>1.11205873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.112058737">
            <text:p>1.112058737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.112058744">
            <text:p>1.112058744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.11205875">
            <text:p>1.11205875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.112058757">
            <text:p>1.112058757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.112058764">
            <text:p>1.112058764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.112058771">
            <text:p>1.112058771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.112058777">
            <text:p>1.112058777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.112058784">
            <text:p>1.112058784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.112058791">
            <text:p>1.112058791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.112058797">
            <text:p>1.112058797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.112058804">
            <text:p>1.112058804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.11205881">
            <text:p>1.11205881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.112058817">
            <text:p>1.112058817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.112058824">
            <text:p>1.112058824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.11205883">
            <text:p>1.11205883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.112058837">
            <text:p>1.112058837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.112058843">
            <text:p>1.112058843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.11205885">
            <text:p>1.11205885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.112058856">
            <text:p>1.112058856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.112058862">
            <text:p>1.112058862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.112058869">
            <text:p>1.112058869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.112058875">
            <text:p>1.112058875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.112058881">
            <text:p>1.112058881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.112058888">
            <text:p>1.11205888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.112058894">
            <text:p>1.112058894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.1120589">
            <text:p>1.1120589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.112058907">
            <text:p>1.112058907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.112058913">
            <text:p>1.112058913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.112058919">
            <text:p>1.112058919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.112058925">
            <text:p>1.112058925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.112058931">
            <text:p>1.112058931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.112058937">
            <text:p>1.112058937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.112058944">
            <text:p>1.112058944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.11205895">
            <text:p>1.11205895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.112058956">
            <text:p>1.112058956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.112058962">
            <text:p>1.112058962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.112058968">
            <text:p>1.112058968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.112058974">
            <text:p>1.112058974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1.11205898">
            <text:p>1.11205898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.112058986">
            <text:p>1.112058986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.112058992">
            <text:p>1.112058992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.112058998">
            <text:p>1.112058998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.112059004">
            <text:p>1.112059004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.112059009">
            <text:p>1.112059009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.112059015">
            <text:p>1.112059015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.112059021">
            <text:p>1.112059021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.112059027">
            <text:p>1.112059027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.112059033">
            <text:p>1.112059033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.112059039">
            <text:p>1.112059039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.112059044">
            <text:p>1.112059044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.11205905">
            <text:p>1.1120590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.112059056">
            <text:p>1.11205905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.112059062">
            <text:p>1.112059062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.112059067">
            <text:p>1.112059067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.112059073">
            <text:p>1.112059073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.112059079">
            <text:p>1.112059079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.112059084">
            <text:p>1.112059084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.11205909">
            <text:p>1.11205909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.112059095">
            <text:p>1.11205909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.112059101">
            <text:p>1.112059101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.112059107">
            <text:p>1.112059107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.112059112">
            <text:p>1.112059112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.112059118">
            <text:p>1.112059118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.112059123">
            <text:p>1.112059123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.112059129">
            <text:p>1.112059129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.112059134">
            <text:p>1.112059134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.11205914">
            <text:p>1.11205914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.112059145">
            <text:p>1.112059145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.11205915">
            <text:p>1.1120591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.112059156">
            <text:p>1.112059156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.112059161">
            <text:p>1.112059161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.112059167">
            <text:p>1.112059167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.112059172">
            <text:p>1.112059172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.112059177">
            <text:p>1.112059177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.112059183">
            <text:p>1.112059183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.112059188">
            <text:p>1.112059188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.112059193">
            <text:p>1.112059193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.112059198">
            <text:p>1.112059198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.112059204">
            <text:p>1.112059204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.112059209">
            <text:p>1.112059209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.112059214">
            <text:p>1.112059214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.112059219">
            <text:p>1.112059219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.112059224">
            <text:p>1.112059224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.11205923">
            <text:p>1.11205923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.112059235">
            <text:p>1.112059235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.11205924">
            <text:p>1.11205924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.112059245">
            <text:p>1.112059245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.11205925">
            <text:p>1.11205925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.112059255">
            <text:p>1.112059255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.11205926">
            <text:p>1.11205926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.112059265">
            <text:p>1.112059265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.11205927">
            <text:p>1.11205927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.112059275">
            <text:p>1.112059275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.11205928">
            <text:p>1.11205928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.112059285">
            <text:p>1.112059285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.11205929">
            <text:p>1.11205929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1.112059295">
            <text:p>1.112059295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.1120593">
            <text:p>1.1120593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.112059305">
            <text:p>1.112059305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.11205931">
            <text:p>1.11205931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.112059315">
            <text:p>1.112059315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.11205932">
            <text:p>1.11205932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.112059324">
            <text:p>1.112059324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.112059329">
            <text:p>1.112059329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.112059334">
            <text:p>1.112059334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.112059339">
            <text:p>1.112059339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.112059344">
            <text:p>1.112059344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1.112059348">
            <text:p>1.112059348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.112059353">
            <text:p>1.112059353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.112059358">
            <text:p>1.112059358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.112059363">
            <text:p>1.112059363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.112059367">
            <text:p>1.112059367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.112059372">
            <text:p>1.112059372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.112059377">
            <text:p>1.112059377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.112059381">
            <text:p>1.112059381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.112059386">
            <text:p>1.112059386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.112059391">
            <text:p>1.11205939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.112059395">
            <text:p>1.112059395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.1120594">
            <text:p>1.1120594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.112059404">
            <text:p>1.112059404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.112059409">
            <text:p>1.112059409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.112059414">
            <text:p>1.112059414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.112059418">
            <text:p>1.112059418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.112059423">
            <text:p>1.112059423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.112059427">
            <text:p>1.112059427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.112059432">
            <text:p>1.112059432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.112059436">
            <text:p>1.112059436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.112059441">
            <text:p>1.112059441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.112059445">
            <text:p>1.112059445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.11205945">
            <text:p>1.11205945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.112059454">
            <text:p>1.112059454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1.112059458">
            <text:p>1.112059458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.112059463">
            <text:p>1.112059463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.112059467">
            <text:p>1.112059467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.112059472">
            <text:p>1.112059472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.112059476">
            <text:p>1.112059476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.11205948">
            <text:p>1.11205948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.112059485">
            <text:p>1.112059485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.112059489">
            <text:p>1.112059489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.112059493">
            <text:p>1.112059493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.112059498">
            <text:p>1.112059498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.112059502">
            <text:p>1.112059502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.112059506">
            <text:p>1.112059506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.112059511">
            <text:p>1.11205951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.112059515">
            <text:p>1.112059515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.112059519">
            <text:p>1.112059519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.112059523">
            <text:p>1.112059523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.112059527">
            <text:p>1.112059527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.112059532">
            <text:p>1.112059532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.112059536">
            <text:p>1.112059536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.11205954">
            <text:p>1.11205954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.112059544">
            <text:p>1.112059544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.112059548">
            <text:p>1.112059548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.112059552">
            <text:p>1.112059552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.112059557">
            <text:p>1.112059557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.112059561">
            <text:p>1.112059561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.112059565">
            <text:p>1.11205956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.112059569">
            <text:p>1.112059569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.112059573">
            <text:p>1.1120595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1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21:32:18</dc:date>
    <meta:document-statistic meta:table-count="1" meta:cell-count="1998" meta:object-count="1"/>
    <meta:generator>LibreOffice/3.4$Uni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17cm" svg:y="0.316cm" chart:style-name="ch2">
          <text:p>deltax(time)</text:p>
        </chart:title>
        <chart:subtitle svg:x="7.295cm" svg:y="1.301cm" chart:style-name="ch3">
          <text:p>dt=0.05</text:p>
        </chart:subtitle>
        <chart:legend chart:legend-position="end" svg:x="12.998cm" svg:y="4.205cm" style:legend-expansion="high" chart:style-name="ch4"/>
        <chart:plot-area chart:style-name="ch5" table:cell-range-address="Sheet1.A1:Sheet1.B999" svg:x="1.314cm" svg:y="2.318cm" svg:width="11.044cm" svg:height="5.538cm">
          <chartooo:coordinate-region svg:x="2.094cm" svg:y="2.514cm" svg:width="9.839cm" svg:height="4.703cm"/>
          <chart:axis chart:dimension="x" chart:name="primary-x" chart:style-name="ch6">
            <chart:title svg:x="6.461cm" svg:y="8.037cm" chart:style-name="ch7">
              <text:p>time</text:p>
            </chart:title>
            <chart:grid chart:style-name="ch8" chart:class="major"/>
          </chart:axis>
          <chart:axis chart:dimension="y" chart:name="primary-y" chart:style-name="ch6">
            <chart:title svg:x="0.451cm" svg:y="5.585cm" chart:style-name="ch9">
              <text:p>deltax</text:p>
            </chart:title>
            <chart:grid chart:style-name="ch8" chart:class="major"/>
          </chart:axis>
          <chart:series chart:style-name="ch10" chart:values-cell-range-address="Sheet1.B1:Sheet1.B999" chart:class="chart:scatter">
            <chart:domain table:cell-range-address="Sheet1.A1:Sheet1.A999"/>
            <chart:data-point chart:repeated="9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999</svg:desc>
                </draw:g>
              </table:table-cell>
              <table:table-cell office:value-type="float" office:value="0.000407856873">
                <text:p>0.000407856873</text:p>
                <draw:g>
                  <svg:desc>Sheet1.B1:Sheet1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767031145">
                <text:p>0.002767031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209969521">
                <text:p>0.01209969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5186367012">
                <text:p>0.05186367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637411739">
                <text:p>0.2637411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46592248">
                <text:p>0.6646592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708021225">
                <text:p>0.8708021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61126937">
                <text:p>0.9661126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18511011">
                <text:p>1.018511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47850204">
                <text:p>1.047850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65495847">
                <text:p>1.065495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76830352">
                <text:p>1.076830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08451061">
                <text:p>1.08451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089942904">
                <text:p>1.089942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093921313">
                <text:p>1.093921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096919676">
                <text:p>1.096919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099234188">
                <text:p>1.099234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01057415">
                <text:p>1.101057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02518808">
                <text:p>1.102518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0370793">
                <text:p>1.10370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104688311">
                <text:p>1.1046883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10550601">
                <text:p>1.10550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106195071">
                <text:p>1.1061950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106781087">
                <text:p>1.1067810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107283601">
                <text:p>1.107283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07717736">
                <text:p>1.107717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08095344">
                <text:p>1.108095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08425821">
                <text:p>1.108425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108716688">
                <text:p>1.108716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08974027">
                <text:p>1.108974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09202794">
                <text:p>1.1092027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109407066">
                <text:p>1.109407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109590216">
                <text:p>1.109590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109755057">
                <text:p>1.1097550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109903949">
                <text:p>1.109903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10038884">
                <text:p>1.110038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110161552">
                <text:p>1.1101615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110273397">
                <text:p>1.1102733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110375653">
                <text:p>1.110375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110469387">
                <text:p>1.1104693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110555519">
                <text:p>1.110555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110634849">
                <text:p>1.110634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10708075">
                <text:p>1.110708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110775807">
                <text:p>1.110775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11083858">
                <text:p>1.110838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110896868">
                <text:p>1.1108968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110951088">
                <text:p>1.110951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111001609">
                <text:p>1.1110016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11104876">
                <text:p>1.11104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111092835">
                <text:p>1.111092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111134095">
                <text:p>1.111134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111172774">
                <text:p>1.111172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111209084">
                <text:p>1.1112090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111243214">
                <text:p>1.111243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111275336">
                <text:p>1.111275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111305603">
                <text:p>1.1113056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111334156">
                <text:p>1.111334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111361121">
                <text:p>1.1113611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111386615">
                <text:p>1.1113866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111410742">
                <text:p>1.1114107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111433599">
                <text:p>1.1114335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111455272">
                <text:p>1.1114552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111475843">
                <text:p>1.1114758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111495385">
                <text:p>1.111495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11513965">
                <text:p>1.1115139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111531645">
                <text:p>1.1115316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111548483">
                <text:p>1.111548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111564531">
                <text:p>1.1115645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111579838">
                <text:p>1.1115798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111594448">
                <text:p>1.1115944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111608404">
                <text:p>1.111608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111621744">
                <text:p>1.1116217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111634504">
                <text:p>1.1116345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111646716">
                <text:p>1.1116467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111658412">
                <text:p>1.1116584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11166962">
                <text:p>1.11166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111680368">
                <text:p>1.111680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111690679">
                <text:p>1.111690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111700578">
                <text:p>1.1117005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111710086">
                <text:p>1.1117100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111719223">
                <text:p>1.1117192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111728008">
                <text:p>1.111728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11173646">
                <text:p>1.111736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111744594">
                <text:p>1.1117445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111752427">
                <text:p>1.111752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111759973">
                <text:p>1.1117599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111767247">
                <text:p>1.111767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11177426">
                <text:p>1.11177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111781026">
                <text:p>1.1117810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111787555">
                <text:p>1.111787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11179386">
                <text:p>1.111793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111799949">
                <text:p>1.1117999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111805833">
                <text:p>1.1118058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11181152">
                <text:p>1.111811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11181702">
                <text:p>1.111817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111822341">
                <text:p>1.1118223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111827489">
                <text:p>1.1118274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111832474">
                <text:p>1.111832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1118373">
                <text:p>1.11183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111841976">
                <text:p>1.1118419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111846508">
                <text:p>1.1118465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1118509">
                <text:p>1.11185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111855159">
                <text:p>1.1118551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111859291">
                <text:p>1.1118592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111863299">
                <text:p>1.1118632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11186719">
                <text:p>1.111867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111870967">
                <text:p>1.1118709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111874635">
                <text:p>1.1118746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111878199">
                <text:p>1.1118781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111881661">
                <text:p>1.1118816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111885027">
                <text:p>1.1118850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111888298">
                <text:p>1.111888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11189148">
                <text:p>1.111891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111894575">
                <text:p>1.1118945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111897586">
                <text:p>1.1118975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111900517">
                <text:p>1.111900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111903369">
                <text:p>1.1119033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111906147">
                <text:p>1.1119061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111908852">
                <text:p>1.1119088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111911487">
                <text:p>1.1119114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111914054">
                <text:p>1.1119140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111916557">
                <text:p>1.111916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111918996">
                <text:p>1.1119189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111921374">
                <text:p>1.1119213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111923693">
                <text:p>1.1119236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111925955">
                <text:p>1.111925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111928161">
                <text:p>1.1119281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111930315">
                <text:p>1.1119303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111932416">
                <text:p>1.1119324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111934468">
                <text:p>1.1119344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111936471">
                <text:p>1.111936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111938427">
                <text:p>1.1119384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111940338">
                <text:p>1.1119403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111942204">
                <text:p>1.1119422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111944028">
                <text:p>1.1119440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11194581">
                <text:p>1.111945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111947552">
                <text:p>1.1119475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111949255">
                <text:p>1.1119492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111950921">
                <text:p>1.1119509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111952549">
                <text:p>1.1119525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111954142">
                <text:p>1.111954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1119557">
                <text:p>1.11195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111957224">
                <text:p>1.1119572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111958716">
                <text:p>1.1119587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111960176">
                <text:p>1.111960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111961605">
                <text:p>1.1119616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111963004">
                <text:p>1.1119630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111964374">
                <text:p>1.1119643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111965716">
                <text:p>1.1119657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11196703">
                <text:p>1.111967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111968317">
                <text:p>1.1119683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111969578">
                <text:p>1.1119695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111970814">
                <text:p>1.1119708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111972025">
                <text:p>1.1119720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111973212">
                <text:p>1.1119732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111974375">
                <text:p>1.111974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111975516">
                <text:p>1.1119755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111976635">
                <text:p>1.1119766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111977731">
                <text:p>1.1119777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111978807">
                <text:p>1.1119788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111979862">
                <text:p>1.1119798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111980897">
                <text:p>1.1119808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111981913">
                <text:p>1.111981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111982909">
                <text:p>1.1119829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111983887">
                <text:p>1.1119838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111984847">
                <text:p>1.1119848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111985789">
                <text:p>1.1119857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111986714">
                <text:p>1.111986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111987622">
                <text:p>1.1119876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111988514">
                <text:p>1.1119885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111989389">
                <text:p>1.1119893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111990249">
                <text:p>1.1119902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111991094">
                <text:p>1.1119910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111991924">
                <text:p>1.1119919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111992739">
                <text:p>1.1119927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11199354">
                <text:p>1.111993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111994327">
                <text:p>1.1119943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111995101">
                <text:p>1.1119951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111995861">
                <text:p>1.1119958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111996608">
                <text:p>1.1119966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111997343">
                <text:p>1.1119973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111998065">
                <text:p>1.1119980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111998775">
                <text:p>1.1119987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111999473">
                <text:p>1.1119994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11200016">
                <text:p>1.11200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112000835">
                <text:p>1.1120008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1120015">
                <text:p>1.11200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112002153">
                <text:p>1.1120021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112002796">
                <text:p>1.1120027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112003429">
                <text:p>1.1120034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112004051">
                <text:p>1.1120040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112004663">
                <text:p>1.1120046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112005266">
                <text:p>1.1120052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112005859">
                <text:p>1.1120058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112006443">
                <text:p>1.1120064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112007018">
                <text:p>1.1120070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112007584">
                <text:p>1.1120075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112008141">
                <text:p>1.1120081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112008689">
                <text:p>1.1120086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112009229">
                <text:p>1.1120092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112009761">
                <text:p>1.1120097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112010285">
                <text:p>1.1120102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112010801">
                <text:p>1.1120108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112011309">
                <text:p>1.1120113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112011809">
                <text:p>1.1120118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112012303">
                <text:p>1.112012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112012788">
                <text:p>1.1120127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112013267">
                <text:p>1.1120132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112013739">
                <text:p>1.1120137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112014203">
                <text:p>1.1120142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112014662">
                <text:p>1.1120146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112015113">
                <text:p>1.1120151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112015558">
                <text:p>1.1120155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112015997">
                <text:p>1.1120159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112016429">
                <text:p>1.1120164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112016855">
                <text:p>1.1120168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112017275">
                <text:p>1.1120172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11201769">
                <text:p>1.112017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112018098">
                <text:p>1.1120180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112018501">
                <text:p>1.1120185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112018899">
                <text:p>1.1120188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11201929">
                <text:p>1.112019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112019677">
                <text:p>1.1120196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112020058">
                <text:p>1.1120200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112020434">
                <text:p>1.1120204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112020805">
                <text:p>1.1120208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112021171">
                <text:p>1.1120211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112021532">
                <text:p>1.1120215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112021888">
                <text:p>1.1120218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11202224">
                <text:p>1.112022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112022587">
                <text:p>1.1120225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112022929">
                <text:p>1.112022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112023267">
                <text:p>1.1120232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1120236">
                <text:p>1.11202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112023929">
                <text:p>1.1120239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112024254">
                <text:p>1.1120242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112024575">
                <text:p>1.1120245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112024891">
                <text:p>1.1120248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112025204">
                <text:p>1.1120252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112025512">
                <text:p>1.1120255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112025817">
                <text:p>1.1120258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112026118">
                <text:p>1.1120261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112026415">
                <text:p>1.1120264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112026708">
                <text:p>1.1120267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112026997">
                <text:p>1.1120269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112027283">
                <text:p>1.1120272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112027566">
                <text:p>1.1120275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112027845">
                <text:p>1.1120278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112028121">
                <text:p>1.1120281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112028393">
                <text:p>1.1120283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112028662">
                <text:p>1.1120286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112028927">
                <text:p>1.1120289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11202919">
                <text:p>1.112029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112029449">
                <text:p>1.1120294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112029705">
                <text:p>1.1120297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112029959">
                <text:p>1.1120299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112030209">
                <text:p>1.1120302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112030456">
                <text:p>1.1120304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1120307">
                <text:p>1.11203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112030942">
                <text:p>1.1120309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11203118">
                <text:p>1.112031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112031416">
                <text:p>1.1120314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112031649">
                <text:p>1.1120316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11203188">
                <text:p>1.112031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112032107">
                <text:p>1.1120321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112032333">
                <text:p>1.112032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112032555">
                <text:p>1.1120325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.112032775">
                <text:p>1.1120327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.112032993">
                <text:p>1.1120329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.112033208">
                <text:p>1.1120332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.112033421">
                <text:p>1.1120334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112033631">
                <text:p>1.1120336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.112033839">
                <text:p>1.1120338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.112034045">
                <text:p>1.1120340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.112034248">
                <text:p>1.1120342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.112034449">
                <text:p>1.1120344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.112034648">
                <text:p>1.1120346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.112034845">
                <text:p>1.1120348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.112035039">
                <text:p>1.1120350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.112035232">
                <text:p>1.1120352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.112035422">
                <text:p>1.1120354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.112035611">
                <text:p>1.1120356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.112035797">
                <text:p>1.1120357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.112035981">
                <text:p>1.1120359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.112036164">
                <text:p>1.1120361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.112036344">
                <text:p>1.1120363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.112036523">
                <text:p>1.1120365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.112036699">
                <text:p>1.1120366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.112036874">
                <text:p>1.1120368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.112037047">
                <text:p>1.1120370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.112037218">
                <text:p>1.1120372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.112037387">
                <text:p>1.1120373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.112037555">
                <text:p>1.1120375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.112037721">
                <text:p>1.1120377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.112037885">
                <text:p>1.1120378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.112038047">
                <text:p>1.1120380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.112038208">
                <text:p>1.1120382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.112038367">
                <text:p>1.1120383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.112038525">
                <text:p>1.1120385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112038681">
                <text:p>1.1120386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.112038835">
                <text:p>1.1120388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.112038988">
                <text:p>1.1120389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.112039139">
                <text:p>1.1120391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112039289">
                <text:p>1.1120392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.112039437">
                <text:p>1.1120394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112039584">
                <text:p>1.1120395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.112039729">
                <text:p>1.1120397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112039873">
                <text:p>1.1120398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.112040016">
                <text:p>1.1120400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.112040157">
                <text:p>1.1120401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.112040296">
                <text:p>1.1120402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.112040435">
                <text:p>1.1120404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.112040572">
                <text:p>1.1120405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.112040707">
                <text:p>1.1120407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.112040842">
                <text:p>1.1120408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.112040975">
                <text:p>1.1120409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112041107">
                <text:p>1.1120411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.112041237">
                <text:p>1.1120412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.112041366">
                <text:p>1.1120413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.112041495">
                <text:p>1.1120414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112041621">
                <text:p>1.1120416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.112041747">
                <text:p>1.1120417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112041871">
                <text:p>1.1120418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.112041995">
                <text:p>1.1120419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.112042117">
                <text:p>1.1120421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.112042238">
                <text:p>1.1120422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.112042358">
                <text:p>1.1120423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.112042477">
                <text:p>1.1120424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112042594">
                <text:p>1.1120425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.112042711">
                <text:p>1.1120427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.112042826">
                <text:p>1.1120428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112042941">
                <text:p>1.1120429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112043054">
                <text:p>1.1120430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.112043167">
                <text:p>1.1120431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112043278">
                <text:p>1.1120432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112043388">
                <text:p>1.1120433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.112043498">
                <text:p>1.1120434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112043606">
                <text:p>1.1120436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112043714">
                <text:p>1.1120437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11204382">
                <text:p>1.112043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.112043926">
                <text:p>1.1120439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11204403">
                <text:p>1.112044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.112044134">
                <text:p>1.1120441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.112044237">
                <text:p>1.1120442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112044338">
                <text:p>1.1120443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112044439">
                <text:p>1.1120444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.112044539">
                <text:p>1.1120445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.112044639">
                <text:p>1.1120446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112044737">
                <text:p>1.1120447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112044834">
                <text:p>1.1120448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.112044931">
                <text:p>1.1120449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.112045027">
                <text:p>1.1120450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112045122">
                <text:p>1.1120451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112045216">
                <text:p>1.1120452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.112045309">
                <text:p>1.1120453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.112045402">
                <text:p>1.1120454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112045494">
                <text:p>1.1120454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.112045585">
                <text:p>1.1120455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112045675">
                <text:p>1.1120456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.112045764">
                <text:p>1.1120457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.112045853">
                <text:p>1.1120458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.112045941">
                <text:p>1.1120459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112046028">
                <text:p>1.1120460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.112046115">
                <text:p>1.1120461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.112046201">
                <text:p>1.112046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.112046286">
                <text:p>1.1120462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.11204637">
                <text:p>1.112046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.112046454">
                <text:p>1.1120464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.112046537">
                <text:p>1.1120465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.112046619">
                <text:p>1.1120466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.112046701">
                <text:p>1.1120467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.112046782">
                <text:p>1.1120467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.112046862">
                <text:p>1.1120468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.112046941">
                <text:p>1.1120469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.11204702">
                <text:p>1.112047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.112047099">
                <text:p>1.1120470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.112047177">
                <text:p>1.1120471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.112047254">
                <text:p>1.1120472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.11204733">
                <text:p>1.112047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.112047406">
                <text:p>1.1120474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112047481">
                <text:p>1.1120474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.112047556">
                <text:p>1.1120475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.11204763">
                <text:p>1.112047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.112047704">
                <text:p>1.1120477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.112047777">
                <text:p>1.1120477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.112047849">
                <text:p>1.1120478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.112047921">
                <text:p>1.1120479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.112047992">
                <text:p>1.1120479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.112048063">
                <text:p>1.1120480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.112048133">
                <text:p>1.1120481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.112048202">
                <text:p>1.1120482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.112048272">
                <text:p>1.1120482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.11204834">
                <text:p>1.112048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.112048408">
                <text:p>1.1120484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.112048475">
                <text:p>1.1120484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.112048542">
                <text:p>1.1120485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.112048609">
                <text:p>1.1120486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.112048675">
                <text:p>1.1120486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.11204874">
                <text:p>1.112048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112048805">
                <text:p>1.1120488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.11204887">
                <text:p>1.112048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.112048934">
                <text:p>1.1120489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.112048997">
                <text:p>1.1120489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.11204906">
                <text:p>1.112049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.112049123">
                <text:p>1.1120491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.112049185">
                <text:p>1.1120491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.112049246">
                <text:p>1.1120492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.112049307">
                <text:p>1.1120493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112049368">
                <text:p>1.1120493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.112049428">
                <text:p>1.1120494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.112049488">
                <text:p>1.1120494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.112049548">
                <text:p>1.1120495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.112049606">
                <text:p>1.1120496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.112049665">
                <text:p>1.1120496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.112049723">
                <text:p>1.1120497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.112049781">
                <text:p>1.1120497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.112049838">
                <text:p>1.1120498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.112049895">
                <text:p>1.1120498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112049951">
                <text:p>1.1120499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112050007">
                <text:p>1.1120500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.112050063">
                <text:p>1.1120500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112050118">
                <text:p>1.1120501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112050173">
                <text:p>1.1120501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112050227">
                <text:p>1.1120502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112050281">
                <text:p>1.1120502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112050335">
                <text:p>1.1120503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112050388">
                <text:p>1.1120503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112050441">
                <text:p>1.1120504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112050493">
                <text:p>1.1120504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112050545">
                <text:p>1.1120505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112050597">
                <text:p>1.1120505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112050649">
                <text:p>1.1120506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1120507">
                <text:p>1.11205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11205075">
                <text:p>1.112050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112050801">
                <text:p>1.1120508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112050851">
                <text:p>1.1120508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1120509">
                <text:p>1.11205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11205095">
                <text:p>1.112050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112050999">
                <text:p>1.1120509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112051047">
                <text:p>1.1120510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112051095">
                <text:p>1.1120510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112051143">
                <text:p>1.1120511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112051191">
                <text:p>1.1120511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112051238">
                <text:p>1.1120512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112051285">
                <text:p>1.1120512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112051332">
                <text:p>1.1120513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112051378">
                <text:p>1.1120513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112051424">
                <text:p>1.1120514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11205147">
                <text:p>1.112051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112051515">
                <text:p>1.1120515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112051561">
                <text:p>1.1120515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112051605">
                <text:p>1.1120516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11205165">
                <text:p>1.112051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112051694">
                <text:p>1.1120516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112051738">
                <text:p>1.1120517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112051782">
                <text:p>1.1120517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112051825">
                <text:p>1.1120518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112051868">
                <text:p>1.1120518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112051911">
                <text:p>1.1120519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112051953">
                <text:p>1.1120519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112051995">
                <text:p>1.1120519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112052037">
                <text:p>1.1120520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112052079">
                <text:p>1.1120520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11205212">
                <text:p>1.112052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112052162">
                <text:p>1.1120521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112052202">
                <text:p>1.1120522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112052243">
                <text:p>1.1120522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112052283">
                <text:p>1.1120522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112052323">
                <text:p>1.1120523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112052363">
                <text:p>1.1120523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112052403">
                <text:p>1.1120524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112052442">
                <text:p>1.1120524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112052481">
                <text:p>1.1120524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11205252">
                <text:p>1.112052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112052558">
                <text:p>1.1120525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112052597">
                <text:p>1.1120525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112052635">
                <text:p>1.1120526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112052673">
                <text:p>1.1120526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11205271">
                <text:p>1.112052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112052747">
                <text:p>1.1120527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112052785">
                <text:p>1.1120527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112052821">
                <text:p>1.1120528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112052858">
                <text:p>1.1120528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112052894">
                <text:p>1.1120528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112052931">
                <text:p>1.1120529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112052967">
                <text:p>1.1120529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112053002">
                <text:p>1.1120530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112053038">
                <text:p>1.1120530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112053073">
                <text:p>1.1120530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112053108">
                <text:p>1.1120531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112053143">
                <text:p>1.1120531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112053178">
                <text:p>1.1120531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112053212">
                <text:p>1.1120532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112053246">
                <text:p>1.1120532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11205328">
                <text:p>1.112053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112053314">
                <text:p>1.1120533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112053348">
                <text:p>1.1120533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112053381">
                <text:p>1.1120533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112053414">
                <text:p>1.1120534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112053447">
                <text:p>1.1120534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11205348">
                <text:p>1.112053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112053513">
                <text:p>1.1120535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112053545">
                <text:p>1.1120535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112053577">
                <text:p>1.1120535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112053609">
                <text:p>1.1120536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112053641">
                <text:p>1.1120536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112053673">
                <text:p>1.1120536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112053704">
                <text:p>1.1120537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112053736">
                <text:p>1.1120537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112053767">
                <text:p>1.1120537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112053798">
                <text:p>1.1120537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112053828">
                <text:p>1.1120538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112053859">
                <text:p>1.1120538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112053889">
                <text:p>1.1120538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112053919">
                <text:p>1.1120539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112053949">
                <text:p>1.1120539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112053979">
                <text:p>1.11205397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112054009">
                <text:p>1.11205400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112054038">
                <text:p>1.1120540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112054067">
                <text:p>1.1120540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.112054097">
                <text:p>1.1120540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.112054126">
                <text:p>1.1120541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112054154">
                <text:p>1.1120541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112054183">
                <text:p>1.11205418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112054211">
                <text:p>1.1120542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11205424">
                <text:p>1.112054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112054268">
                <text:p>1.1120542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112054296">
                <text:p>1.1120542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112054324">
                <text:p>1.1120543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112054351">
                <text:p>1.1120543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112054379">
                <text:p>1.1120543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112054406">
                <text:p>1.1120544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112054433">
                <text:p>1.1120544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11205446">
                <text:p>1.112054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112054487">
                <text:p>1.1120544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112054514">
                <text:p>1.1120545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112054541">
                <text:p>1.1120545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112054567">
                <text:p>1.1120545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112054593">
                <text:p>1.1120545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112054619">
                <text:p>1.1120546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112054645">
                <text:p>1.1120546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112054671">
                <text:p>1.1120546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112054697">
                <text:p>1.1120546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112054722">
                <text:p>1.11205472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112054748">
                <text:p>1.1120547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112054773">
                <text:p>1.1120547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112054798">
                <text:p>1.1120547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112054823">
                <text:p>1.1120548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112054848">
                <text:p>1.1120548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112054873">
                <text:p>1.1120548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112054897">
                <text:p>1.1120548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112054922">
                <text:p>1.1120549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112054946">
                <text:p>1.112054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11205497">
                <text:p>1.112054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112054994">
                <text:p>1.1120549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112055018">
                <text:p>1.1120550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112055042">
                <text:p>1.11205504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112055066">
                <text:p>1.1120550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112055089">
                <text:p>1.1120550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112055113">
                <text:p>1.1120551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112055136">
                <text:p>1.11205513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112055159">
                <text:p>1.1120551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112055182">
                <text:p>1.1120551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112055205">
                <text:p>1.1120552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112055228">
                <text:p>1.1120552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112055251">
                <text:p>1.1120552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112055273">
                <text:p>1.1120552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112055295">
                <text:p>1.1120552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112055318">
                <text:p>1.1120553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11205534">
                <text:p>1.112055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112055362">
                <text:p>1.1120553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112055384">
                <text:p>1.1120553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112055406">
                <text:p>1.1120554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112055428">
                <text:p>1.1120554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112055449">
                <text:p>1.11205544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112055471">
                <text:p>1.1120554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112055492">
                <text:p>1.1120554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112055513">
                <text:p>1.1120555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112055534">
                <text:p>1.1120555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112055556">
                <text:p>1.1120555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112055576">
                <text:p>1.1120555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112055597">
                <text:p>1.1120555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112055618">
                <text:p>1.1120556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112055639">
                <text:p>1.1120556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112055659">
                <text:p>1.1120556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11205568">
                <text:p>1.112055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1120557">
                <text:p>1.112055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11205572">
                <text:p>1.112055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11205574">
                <text:p>1.112055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11205576">
                <text:p>1.112055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11205578">
                <text:p>1.112055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1120558">
                <text:p>1.11205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112055819">
                <text:p>1.1120558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112055839">
                <text:p>1.1120558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112055858">
                <text:p>1.1120558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112055878">
                <text:p>1.1120558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112055897">
                <text:p>1.1120558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112055916">
                <text:p>1.1120559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112055935">
                <text:p>1.1120559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112055954">
                <text:p>1.1120559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112055973">
                <text:p>1.1120559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112055992">
                <text:p>1.1120559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112056011">
                <text:p>1.1120560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112056029">
                <text:p>1.1120560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112056048">
                <text:p>1.1120560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112056066">
                <text:p>1.1120560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112056085">
                <text:p>1.1120560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112056103">
                <text:p>1.1120561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112056121">
                <text:p>1.1120561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112056139">
                <text:p>1.1120561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112056157">
                <text:p>1.1120561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112056175">
                <text:p>1.1120561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112056193">
                <text:p>1.1120561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112056211">
                <text:p>1.1120562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112056228">
                <text:p>1.1120562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112056246">
                <text:p>1.1120562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112056263">
                <text:p>1.1120562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112056281">
                <text:p>1.1120562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112056298">
                <text:p>1.1120562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112056315">
                <text:p>1.1120563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112056332">
                <text:p>1.1120563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112056349">
                <text:p>1.1120563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112056366">
                <text:p>1.1120563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112056383">
                <text:p>1.1120563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1120564">
                <text:p>1.11205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112056417">
                <text:p>1.1120564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112056433">
                <text:p>1.1120564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11205645">
                <text:p>1.112056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112056466">
                <text:p>1.1120564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112056483">
                <text:p>1.1120564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112056499">
                <text:p>1.11205649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112056515">
                <text:p>1.1120565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112056531">
                <text:p>1.1120565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112056547">
                <text:p>1.1120565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112056563">
                <text:p>1.1120565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112056579">
                <text:p>1.1120565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112056595">
                <text:p>1.1120565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112056611">
                <text:p>1.1120566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112056627">
                <text:p>1.1120566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112056642">
                <text:p>1.1120566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112056658">
                <text:p>1.1120566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112056673">
                <text:p>1.1120566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112056689">
                <text:p>1.11205668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112056704">
                <text:p>1.1120567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112056719">
                <text:p>1.1120567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112056735">
                <text:p>1.1120567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11205675">
                <text:p>1.112056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112056765">
                <text:p>1.1120567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11205678">
                <text:p>1.112056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112056795">
                <text:p>1.1120567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112056809">
                <text:p>1.11205680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112056824">
                <text:p>1.1120568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112056839">
                <text:p>1.1120568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112056854">
                <text:p>1.1120568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112056868">
                <text:p>1.1120568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112056883">
                <text:p>1.1120568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112056897">
                <text:p>1.11205689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112056911">
                <text:p>1.1120569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112056926">
                <text:p>1.1120569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11205694">
                <text:p>1.112056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112056954">
                <text:p>1.1120569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112056968">
                <text:p>1.1120569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112056982">
                <text:p>1.1120569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112056996">
                <text:p>1.1120569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11205701">
                <text:p>1.1120570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112057024">
                <text:p>1.1120570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112057038">
                <text:p>1.11205703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112057052">
                <text:p>1.1120570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112057065">
                <text:p>1.1120570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112057079">
                <text:p>1.1120570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112057092">
                <text:p>1.1120570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112057106">
                <text:p>1.1120571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112057119">
                <text:p>1.1120571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112057133">
                <text:p>1.1120571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112057146">
                <text:p>1.1120571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112057159">
                <text:p>1.11205715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112057172">
                <text:p>1.1120571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112057185">
                <text:p>1.1120571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112057199">
                <text:p>1.1120571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112057212">
                <text:p>1.1120572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112057225">
                <text:p>1.1120572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112057237">
                <text:p>1.1120572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11205725">
                <text:p>1.112057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112057263">
                <text:p>1.1120572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112057276">
                <text:p>1.11205727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112057288">
                <text:p>1.1120572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112057301">
                <text:p>1.1120573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112057314">
                <text:p>1.1120573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112057326">
                <text:p>1.1120573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112057339">
                <text:p>1.1120573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112057351">
                <text:p>1.1120573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112057363">
                <text:p>1.1120573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112057376">
                <text:p>1.1120573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112057388">
                <text:p>1.1120573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1120574">
                <text:p>1.11205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112057412">
                <text:p>1.1120574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112057424">
                <text:p>1.1120574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112057436">
                <text:p>1.1120574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112057448">
                <text:p>1.11205744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11205746">
                <text:p>1.112057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112057472">
                <text:p>1.1120574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112057484">
                <text:p>1.11205748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112057496">
                <text:p>1.1120574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112057507">
                <text:p>1.1120575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112057519">
                <text:p>1.1120575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112057531">
                <text:p>1.1120575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112057542">
                <text:p>1.1120575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112057554">
                <text:p>1.11205755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112057565">
                <text:p>1.1120575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112057576">
                <text:p>1.1120575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112057588">
                <text:p>1.11205758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112057599">
                <text:p>1.1120575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11205761">
                <text:p>1.1120576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112057622">
                <text:p>1.11205762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112057633">
                <text:p>1.1120576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112057644">
                <text:p>1.1120576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112057655">
                <text:p>1.1120576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112057666">
                <text:p>1.11205766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112057677">
                <text:p>1.1120576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112057688">
                <text:p>1.11205768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112057699">
                <text:p>1.1120576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11205771">
                <text:p>1.112057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112057721">
                <text:p>1.1120577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112057731">
                <text:p>1.1120577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112057742">
                <text:p>1.1120577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112057753">
                <text:p>1.1120577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112057763">
                <text:p>1.11205776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112057774">
                <text:p>1.11205777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112057785">
                <text:p>1.1120577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112057795">
                <text:p>1.1120577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112057805">
                <text:p>1.1120578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112057816">
                <text:p>1.1120578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112057826">
                <text:p>1.11205782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112057837">
                <text:p>1.1120578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112057847">
                <text:p>1.11205784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112057857">
                <text:p>1.1120578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112057867">
                <text:p>1.1120578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112057877">
                <text:p>1.11205787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112057888">
                <text:p>1.11205788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112057898">
                <text:p>1.1120578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112057908">
                <text:p>1.1120579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112057918">
                <text:p>1.1120579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112057928">
                <text:p>1.1120579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112057938">
                <text:p>1.1120579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112057947">
                <text:p>1.1120579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112057957">
                <text:p>1.1120579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112057967">
                <text:p>1.1120579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112057977">
                <text:p>1.1120579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112057987">
                <text:p>1.1120579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112057996">
                <text:p>1.1120579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112058006">
                <text:p>1.11205800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112058015">
                <text:p>1.1120580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112058025">
                <text:p>1.1120580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112058035">
                <text:p>1.1120580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112058044">
                <text:p>1.1120580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112058053">
                <text:p>1.1120580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112058063">
                <text:p>1.11205806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112058072">
                <text:p>1.11205807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112058082">
                <text:p>1.11205808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112058091">
                <text:p>1.1120580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1120581">
                <text:p>1.11205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112058109">
                <text:p>1.11205810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112058119">
                <text:p>1.1120581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112058128">
                <text:p>1.1120581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112058137">
                <text:p>1.1120581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112058146">
                <text:p>1.1120581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112058155">
                <text:p>1.1120581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112058164">
                <text:p>1.1120581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112058173">
                <text:p>1.11205817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112058182">
                <text:p>1.1120581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112058191">
                <text:p>1.1120581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1120582">
                <text:p>1.112058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112058208">
                <text:p>1.1120582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112058217">
                <text:p>1.1120582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112058226">
                <text:p>1.11205822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112058235">
                <text:p>1.1120582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112058243">
                <text:p>1.1120582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112058252">
                <text:p>1.1120582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112058261">
                <text:p>1.1120582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112058269">
                <text:p>1.1120582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112058278">
                <text:p>1.1120582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112058286">
                <text:p>1.1120582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112058295">
                <text:p>1.1120582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112058303">
                <text:p>1.1120583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112058312">
                <text:p>1.1120583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11205832">
                <text:p>1.112058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112058329">
                <text:p>1.1120583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112058337">
                <text:p>1.1120583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112058345">
                <text:p>1.1120583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112058353">
                <text:p>1.1120583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112058362">
                <text:p>1.1120583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11205837">
                <text:p>1.112058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112058378">
                <text:p>1.1120583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112058386">
                <text:p>1.1120583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112058394">
                <text:p>1.11205839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112058402">
                <text:p>1.11205840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11205841">
                <text:p>1.112058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112058419">
                <text:p>1.1120584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112058427">
                <text:p>1.11205842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112058434">
                <text:p>1.11205843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112058442">
                <text:p>1.1120584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11205845">
                <text:p>1.1120584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112058458">
                <text:p>1.11205845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112058466">
                <text:p>1.1120584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112058474">
                <text:p>1.11205847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112058482">
                <text:p>1.11205848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112058489">
                <text:p>1.11205848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112058497">
                <text:p>1.1120584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112058505">
                <text:p>1.1120585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112058512">
                <text:p>1.1120585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11205852">
                <text:p>1.112058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112058528">
                <text:p>1.1120585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112058535">
                <text:p>1.11205853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112058543">
                <text:p>1.1120585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11205855">
                <text:p>1.112058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112058558">
                <text:p>1.11205855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112058565">
                <text:p>1.11205856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112058573">
                <text:p>1.1120585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11205858">
                <text:p>1.1120585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112058588">
                <text:p>1.11205858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112058595">
                <text:p>1.11205859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112058602">
                <text:p>1.1120586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11205861">
                <text:p>1.112058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112058617">
                <text:p>1.1120586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112058624">
                <text:p>1.1120586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112058631">
                <text:p>1.1120586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112058639">
                <text:p>1.1120586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112058646">
                <text:p>1.11205864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112058653">
                <text:p>1.11205865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11205866">
                <text:p>1.112058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112058667">
                <text:p>1.1120586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112058674">
                <text:p>1.11205867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112058681">
                <text:p>1.11205868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112058688">
                <text:p>1.11205868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112058695">
                <text:p>1.1120586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112058702">
                <text:p>1.1120587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112058709">
                <text:p>1.1120587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112058716">
                <text:p>1.1120587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112058723">
                <text:p>1.1120587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11205873">
                <text:p>1.1120587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112058737">
                <text:p>1.11205873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112058744">
                <text:p>1.11205874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11205875">
                <text:p>1.112058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112058757">
                <text:p>1.1120587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112058764">
                <text:p>1.1120587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112058771">
                <text:p>1.11205877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112058777">
                <text:p>1.1120587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112058784">
                <text:p>1.1120587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112058791">
                <text:p>1.1120587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112058797">
                <text:p>1.1120587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112058804">
                <text:p>1.1120588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11205881">
                <text:p>1.1120588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112058817">
                <text:p>1.1120588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112058824">
                <text:p>1.1120588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11205883">
                <text:p>1.1120588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112058837">
                <text:p>1.11205883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112058843">
                <text:p>1.1120588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11205885">
                <text:p>1.112058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112058856">
                <text:p>1.1120588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112058862">
                <text:p>1.1120588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112058869">
                <text:p>1.1120588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112058875">
                <text:p>1.11205887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112058881">
                <text:p>1.11205888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112058888">
                <text:p>1.1120588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112058894">
                <text:p>1.1120588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1120589">
                <text:p>1.112058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112058907">
                <text:p>1.1120589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112058913">
                <text:p>1.1120589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112058919">
                <text:p>1.1120589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112058925">
                <text:p>1.1120589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112058931">
                <text:p>1.11205893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112058937">
                <text:p>1.11205893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112058944">
                <text:p>1.1120589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11205895">
                <text:p>1.112058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112058956">
                <text:p>1.1120589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112058962">
                <text:p>1.11205896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112058968">
                <text:p>1.11205896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112058974">
                <text:p>1.11205897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11205898">
                <text:p>1.112058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112058986">
                <text:p>1.11205898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112058992">
                <text:p>1.1120589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112058998">
                <text:p>1.1120589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112059004">
                <text:p>1.11205900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112059009">
                <text:p>1.11205900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112059015">
                <text:p>1.1120590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112059021">
                <text:p>1.1120590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112059027">
                <text:p>1.11205902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112059033">
                <text:p>1.1120590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112059039">
                <text:p>1.1120590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112059044">
                <text:p>1.1120590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11205905">
                <text:p>1.112059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112059056">
                <text:p>1.11205905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112059062">
                <text:p>1.1120590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112059067">
                <text:p>1.1120590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112059073">
                <text:p>1.11205907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112059079">
                <text:p>1.11205907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112059084">
                <text:p>1.1120590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11205909">
                <text:p>1.112059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112059095">
                <text:p>1.11205909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112059101">
                <text:p>1.1120591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112059107">
                <text:p>1.1120591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112059112">
                <text:p>1.11205911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112059118">
                <text:p>1.1120591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112059123">
                <text:p>1.11205912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112059129">
                <text:p>1.11205912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112059134">
                <text:p>1.1120591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11205914">
                <text:p>1.112059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112059145">
                <text:p>1.11205914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11205915">
                <text:p>1.112059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112059156">
                <text:p>1.1120591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112059161">
                <text:p>1.11205916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112059167">
                <text:p>1.11205916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112059172">
                <text:p>1.1120591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112059177">
                <text:p>1.11205917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112059183">
                <text:p>1.1120591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112059188">
                <text:p>1.11205918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112059193">
                <text:p>1.11205919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112059198">
                <text:p>1.11205919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112059204">
                <text:p>1.1120592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112059209">
                <text:p>1.11205920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112059214">
                <text:p>1.1120592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112059219">
                <text:p>1.1120592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112059224">
                <text:p>1.1120592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11205923">
                <text:p>1.112059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112059235">
                <text:p>1.1120592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11205924">
                <text:p>1.112059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112059245">
                <text:p>1.1120592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11205925">
                <text:p>1.112059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112059255">
                <text:p>1.1120592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11205926">
                <text:p>1.112059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112059265">
                <text:p>1.1120592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11205927">
                <text:p>1.1120592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112059275">
                <text:p>1.1120592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11205928">
                <text:p>1.1120592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112059285">
                <text:p>1.11205928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11205929">
                <text:p>1.1120592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112059295">
                <text:p>1.11205929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1120593">
                <text:p>1.112059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112059305">
                <text:p>1.1120593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11205931">
                <text:p>1.112059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112059315">
                <text:p>1.1120593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11205932">
                <text:p>1.112059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112059324">
                <text:p>1.1120593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112059329">
                <text:p>1.11205932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112059334">
                <text:p>1.1120593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112059339">
                <text:p>1.1120593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112059344">
                <text:p>1.11205934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112059348">
                <text:p>1.11205934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112059353">
                <text:p>1.11205935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112059358">
                <text:p>1.1120593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112059363">
                <text:p>1.1120593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112059367">
                <text:p>1.1120593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112059372">
                <text:p>1.1120593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112059377">
                <text:p>1.11205937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112059381">
                <text:p>1.11205938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112059386">
                <text:p>1.11205938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112059391">
                <text:p>1.11205939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112059395">
                <text:p>1.1120593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1120594">
                <text:p>1.11205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112059404">
                <text:p>1.1120594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.112059409">
                <text:p>1.1120594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112059414">
                <text:p>1.1120594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112059418">
                <text:p>1.1120594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112059423">
                <text:p>1.1120594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112059427">
                <text:p>1.11205942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112059432">
                <text:p>1.1120594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112059436">
                <text:p>1.1120594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112059441">
                <text:p>1.1120594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112059445">
                <text:p>1.11205944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11205945">
                <text:p>1.112059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112059454">
                <text:p>1.1120594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112059458">
                <text:p>1.11205945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112059463">
                <text:p>1.11205946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112059467">
                <text:p>1.1120594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112059472">
                <text:p>1.1120594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112059476">
                <text:p>1.11205947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11205948">
                <text:p>1.112059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112059485">
                <text:p>1.11205948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112059489">
                <text:p>1.1120594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112059493">
                <text:p>1.11205949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112059498">
                <text:p>1.11205949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112059502">
                <text:p>1.1120595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112059506">
                <text:p>1.1120595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112059511">
                <text:p>1.1120595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112059515">
                <text:p>1.1120595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112059519">
                <text:p>1.1120595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112059523">
                <text:p>1.1120595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112059527">
                <text:p>1.11205952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112059532">
                <text:p>1.11205953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112059536">
                <text:p>1.11205953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.11205954">
                <text:p>1.1120595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.112059544">
                <text:p>1.11205954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.112059548">
                <text:p>1.11205954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.112059552">
                <text:p>1.1120595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.112059557">
                <text:p>1.1120595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.112059561">
                <text:p>1.1120595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.112059565">
                <text:p>1.11205956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.112059569">
                <text:p>1.1120595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.112059573">
                <text:p>1.112059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